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2481" officeooo:paragraph-rsid="0030248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29a9" officeooo:paragraph-rsid="004429a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429a9" officeooo:paragraph-rsid="004429a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429a9" officeooo:paragraph-rsid="004429a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429a9" officeooo:paragraph-rsid="0049542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7b9fd" officeooo:paragraph-rsid="0047b9f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95421" officeooo:paragraph-rsid="0049542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4ad8a1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ad8a1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ad8a1" style:font-weight-asian="bold" style:font-weight-complex="bold"/>
    </style:style>
    <style:style style:name="T1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29a9" style:font-size-asian="12pt" style:font-weight-asian="bold" style:font-size-complex="12pt" style:font-weight-complex="bold"/>
    </style:style>
    <style:style style:name="T6" style:family="text">
      <style:text-properties officeooo:rsid="0045989b"/>
    </style:style>
    <style:style style:name="T7" style:family="text">
      <style:text-properties officeooo:rsid="0047056d"/>
    </style:style>
    <style:style style:name="T8" style:family="text">
      <style:text-properties officeooo:rsid="00484c56"/>
    </style:style>
    <style:style style:name="T9" style:family="text">
      <style:text-properties officeooo:rsid="00495421"/>
    </style:style>
    <style:style style:name="T10" style:family="text">
      <style:text-properties officeooo:rsid="0049b40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95421" style:font-weight-asian="bold" style:font-weight-complex="bold"/>
    </style:style>
    <style:style style:name="T1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13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A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D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0"><text:span text:style-name="T5">2</text:span><text:span text:style-name="T4">0</text:span><text:span text:style-name="T2">1</text:span><text:span text:style-name="T1"> - </text:span><text:span text:style-name="T5">Ground</text:span><text:span text:style-name="T3"> - </text:span><text:span text:style-name="T5">Cold Start</text:span></text:p>
      <text:p text:style-name="P1"/>
      <text:p text:style-name="P2">General French stuff</text:p>
      <text:p text:style-name="P4">M = Marche = ON/START</text:p>
      <text:p text:style-name="P4">A = Arrêt = OFF/STOP</text:p>
      <text:p text:style-name="P4">G = Gauche = LEFT</text:p>
      <text:p text:style-name="P4">D = Droit = RIGHT</text:p>
      <text:p text:style-name="P4">L = Lent = SLOW</text:p>
      <text:p text:style-name="P4">R = Rapide = FAST</text:p>
      <text:p text:style-name="P1"/>
      <text:p text:style-name="P3"><text:span text:style-name="T10">Manual </text:span>Cold Start<text:span text:style-name="T6"> -- WIP</text:span></text:p>
      <text:list xml:id="list743657114" text:style-name="L1">
        <text:list-item>
          <text:p text:style-name="P6"><text:span text:style-name="T11">Cockpit doors</text:span> ... <text:span text:style-name="T11">Close</text:span> (RCtrl-<text:span text:style-name="T9">C</text:span>)</text:p>
        </text:list-item>
        <text:list-item>
          <text:p text:style-name="P6"><text:span text:style-name="T11">Battery switch</text:span> ... <text:span text:style-name="T11">ON</text:span><text:span text:style-name="T9"> (front instrument panel bottom right)</text:span></text:p>
        </text:list-item>
        <text:list-item>
          <text:p text:style-name="P7"><text:span text:style-name="T11">Alternator switch</text:span> ... <text:span text:style-name="T11">ON</text:span><text:span text:style-name="T9"> (front instrument panel bottom right)</text:span></text:p>
        </text:list-item>
        <text:list-item>
          <text:p text:style-name="P7"><text:span text:style-name="T11">Generator switch</text:span> ... <text:span text:style-name="T11">ON</text:span><text:span text:style-name="T9"> (front instrument panel bottom right)</text:span></text:p>
        </text:list-item>
        <text:list-item>
          <text:p text:style-name="P9"><text:span text:style-name="T11">UHF radio mode knob</text:span> ... <text:span text:style-name="T11">FF</text:span> (front center console)</text:p>
        </text:list-item>
        <text:list-item>
          <text:p text:style-name="P6"><text:span text:style-name="T11">NADIR mode</text:span> ... <text:span text:style-name="T11">VEILLE</text:span> (initialize)<text:span text:style-name="T9"> (center angled console)</text:span></text:p>
        </text:list-item>
        <text:list-item>
          <text:p text:style-name="P6"><text:span text:style-name="T11">Fuel Pump switch</text:span> ... <text:span text:style-name="T11">ON</text:span><text:span text:style-name="T9"> (front angled instrument panel)</text:span></text:p>
          <text:list>
            <text:list-item>
              <text:p text:style-name="P6">Wait <text:span text:style-name="T11">20 seconds</text:span> for fuel pump to prime</text:p>
            </text:list-item>
          </text:list>
        </text:list-item>
        <text:list-item>
          <text:p text:style-name="P7"><text:span text:style-name="T11">Starter switch</text:span> ... <text:span text:style-name="T12">M</text:span><text:span text:style-name="T9"> (</text:span>O<text:span text:style-name="T9">n) (front angled instrument panel)</text:span></text:p>
        </text:list-item>
        <text:list-item>
          <text:p text:style-name="P6">Wait for engine to reach idle <text:span text:style-name="T7">(25,100 RPM) </text:span>(25s).</text:p>
        </text:list-item>
        <text:list-item>
          <text:p text:style-name="P6"><text:span text:style-name="T11">Rotor Brake lever</text:span> ... <text:span text:style-name="T11">RELEASE</text:span> (full forward) (large <text:span text:style-name="T9">red handled </text:span>lever on ceiling)</text:p>
        </text:list-item>
        <text:list-item>
          <text:p text:style-name="P6"><text:span text:style-name="T11">Fuel Flow lever</text:span> ... <text:span text:style-name="T11">Slightly forward</text:span> until rotor begins to rotate<text:span text:style-name="T9"> (small yellow handled lever on ceiling)</text:span></text:p>
        </text:list-item>
      </text:list>
      <text:list text:style-name="L2">
        <text:list-item>
          <text:list>
            <text:list-item>
              <text:p text:style-name="P8">Turbine RPM should be at about 29,000<text:span text:style-name="T8"> for this.</text:span></text:p>
            </text:list-item>
          </text:list>
        </text:list-item>
      </text:list>
      <text:list xml:id="list215624100959536" text:continue-list="list743657114" text:style-name="L1">
        <text:list-item>
          <text:p text:style-name="P6">When rotor RPM needle matches engine RPM needle: <text:span text:style-name="T11">Fuel Flow lever</text:span> ... <text:span text:style-name="T11">Slowly forward all the way</text:span> as engine and rotor spool up.</text:p>
        </text:list-item>
        <text:list-item>
          <text:p text:style-name="P6"><text:span text:style-name="T11">Pitot heat switch</text:span> ... <text:span text:style-name="T12">ON</text:span><text:span text:style-name="T9"> (front instrument panel bottom left)</text:span></text:p>
        </text:list-item>
        <text:list-item>
          <text:p text:style-name="P6"><text:span text:style-name="T11">Trim switch</text:span> ... <text:span text:style-name="T11">ON</text:span><text:span text:style-name="T7"> (enables trim hat)</text:span><text:span text:style-name="T9"> (front instrument panel bottom)</text:span></text:p>
        </text:list-item>
        <text:list-item>
          <text:p text:style-name="P6"><text:span text:style-name="T11">Magnetic brake switch</text:span> ... <text:span text:style-name="T11">ON</text:span><text:span text:style-name="T7"> (enables stick centering trim)</text:span><text:span text:style-name="T9"> (front angled instrument panel top)</text:span></text:p>
        </text:list-item>
        <text:list-item>
          <text:p text:style-name="P6"><text:span text:style-name="T11">Gyro Knob</text:span> ... <text:span text:style-name="T11">GM</text:span> (begins gyro alignment, 60s)<text:span text:style-name="T9"> (copilot instrument panel bottom)</text:span></text:p>
        </text:list-item>
        <text:list-item>
          <text:p text:style-name="P6"><text:span text:style-name="T11">Autopilot master switch</text:span> ... <text:span text:style-name="T11">ON</text:span><text:span text:style-name="T9"> (front angled instrument panel bottom)</text:span></text:p>
        </text:list-item>
        <text:list-item>
          <text:p text:style-name="P7"><text:span text:style-name="T11">Autopilot pitch, roll, and yaw switches</text:span> ... <text:span text:style-name="T11">ON</text:span><text:span text:style-name="T9"> (front angled instrument panel bottom)</text:span></text:p>
        </text:list-item>
        <text:list-item>
          <text:p text:style-name="P6"><text:span text:style-name="T11">Artificial horizon</text:span> ... <text:span text:style-name="T11">Uncage</text:span></text:p>
        </text:list-item>
        <text:list-item>
          <text:p text:style-name="P6"><text:span text:style-name="T11">Standby artificial horizon</text:span> ... <text:span text:style-name="T11">Uncage</text:span></text:p>
        </text:list-item>
        <text:list-item>
          <text:p text:style-name="P6"><text:span text:style-name="T11">Radar altimeter</text:span> ... <text:span text:style-name="T11">ON</text:span> and set bug as desired</text:p>
        </text:list-item>
      </text:list>
      <text:p text:style-name="P5"/>
      <text:p text:style-name="P5">Proceed with pre-flight checks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6:22.601000000</dc:date>
    <meta:editing-duration>PT17H7M49S</meta:editing-duration>
    <meta:editing-cycles>5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9" meta:word-count="326" meta:character-count="1791" meta:non-whitespace-character-count="1527"/>
  </office:meta>
</office:document-meta>
</file>